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1.335cm"/>
    </style:style>
    <style:style style:name="Table1.C" style:family="table-column">
      <style:table-column-properties style:column-width="1.517cm"/>
    </style:style>
    <style:style style:name="Table1.D" style:family="table-column">
      <style:table-column-properties style:column-width="1.376cm"/>
    </style:style>
    <style:style style:name="Table1.E" style:family="table-column">
      <style:table-column-properties style:column-width="1.446cm"/>
    </style:style>
    <style:style style:name="Table1.F" style:family="table-column">
      <style:table-column-properties style:column-width="1.782cm"/>
    </style:style>
    <style:style style:name="Table1.G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D2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49b970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P57" style:family="paragraph" style:parent-style-name="Standard">
      <style:text-properties officeooo:paragraph-rsid="0049b970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7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paragraph-rsid="008bfd5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rsid="0049b970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855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5d3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solid" style:text-underline-width="auto" style:text-underline-color="font-color" fo:font-weight="bold" officeooo:paragraph-rsid="008bfd5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.332cm" fo:margin-right="0.219cm" fo:margin-top="0.25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5" style:family="paragraph" style:parent-style-name="Standard">
      <style:paragraph-properties fo:margin-left="1.251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24855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solid" style:text-underline-width="auto" style:text-underline-color="font-color" officeooo:rsid="0022705f"/>
    </style:style>
    <style:style style:name="T69" style:family="text">
      <style:text-properties officeooo:rsid="0022705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6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2">
          <table:table-cell table:style-name="Table1.A2" office:value-type="string">
            <text:p text:style-name="P80"><text:placeholder text:placeholder-type="text">&lt;if test="not line.pack_parent_line_id"&gt;</text:placeholder></text:p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D2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5"/>
          </table:table-cell>
        </table:table-row>
        <table:table-row table:style-name="Table1.3">
          <table:table-cell table:style-name="Table1.A2" office:value-type="string">
            <text:p text:style-name="P84"><text:placeholder text:placeholder-type="text">&lt;if test="line.product_id and not line.pack_parent_line_id"&gt;</text:placeholder></text:p>
            <text:p text:style-name="P83"><text:placeholder text:placeholder-type="text">&lt;line.product_id.categ_id.name&gt;</text:placeholder></text:p>
            <text:p text:style-name="P79"><text:span text:style-name="T67"><text:placeholder text:placeholder-type="text">&lt;if test="line.product_id.default_code"&gt;</text:placeholder></text:span><text:span text:style-name="T68">[</text:span><text:placeholder text:placeholder-type="text">&lt;line.product_id.default_code&gt;</text:placeholder><text:span text:style-name="T69">] </text:span><text:span text:style-name="T67"><text:placeholder text:placeholder-type="text">&lt;/if&gt;</text:placeholder></text:span><text:placeholder text:placeholder-type="text">&lt;line.product_id.name&gt;</text:placeholder></text:p>
            <text:p text:style-name="P79"><text:placeholder text:placeholder-type="text">&lt;/if&gt;</text:placeholder></text:p>
            <text:p text:style-name="P78"><text:placeholder text:placeholder-type="text">&lt;line.name&gt;</text:placeholder></text:p>
          </table:table-cell>
          <table:table-cell table:style-name="Table1.A2" office:value-type="string">
            <text:p text:style-name="P29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2" office:value-type="string">
            <text:p text:style-name="P31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2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0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D2" office:value-type="float" office:value="0">
            <text:p text:style-name="P32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3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e1.A2" office:value-type="string">
            <text:p text:style-name="P29"><text:text-input text:description="&lt;formatLang(line.printed_price_net)&gt;">9.999,50</text:text-input></text:p>
          </table:table-cell>
          <table:table-cell table:style-name="Table1.A2" office:value-type="string">
            <text:p text:style-name="P2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2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2">
          <table:table-cell table:style-name="Table1.A2" office:value-type="string">
            <text:p text:style-name="P80"><text:placeholder text:placeholder-type="text">&lt;/if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1"><text:placeholder text:placeholder-type="text">&lt;if test="line.pack_parent_line_id"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5"><text:placeholder text:placeholder-type="text">&lt;line.name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2"><text:placeholder text:placeholder-type="text">&lt;/if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8">
          <table:table-cell table:style-name="Table1.A1" office:value-type="string">
            <text:p text:style-name="P77"><text:text-input text:description="&lt;/for&gt;">End For</text:text-input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Tabla6.5" style:family="table-row">
      <style:table-row-properties style:row-height="0.101cm"/>
    </style:style>
    <style:style style:name="Tabla6.D5" style:family="table-cell">
      <style:table-cell-properties fo:padding="0cm" fo:border="none"/>
    </style:style>
    <style:style style:name="Tabla6.6" style:family="table-row">
      <style:table-row-properties style:min-row-height="1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57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5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5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1" office:value-type="string">
              <text:p text:style-name="Standard"/>
              <text:p text:style-name="Standard"/>
            </table:table-cell>
            <table:table-cell table:style-name="Tabla6.A1" office:value-type="string">
              <text:p text:style-name="Standard"/>
            </table:table-cell>
            <table:table-cell table:style-name="Tabla6.C1" office:value-type="string">
              <text:p text:style-name="MP51"/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/>
            </table:table-cell>
          </table:table-row>
          <table:table-row table:style-name="Tabla6.6">
            <table:table-cell table:style-name="Tabla6.A1" table:number-columns-spanned="6" office:value-type="string">
              <text:p text:style-name="MP54"><text:placeholder text:placeholder-type="text">&lt;if test="footer"&gt;</text:placeholder></text:p>
              <text:p text:style-name="MP55"><text:placeholder text:placeholder-type="text">&lt;for each="nl in footer.split('\n') or []"&gt;</text:placeholder></text:p>
              <text:p text:style-name="MP55"><text:placeholder text:placeholder-type="text">&lt;nl&gt;</text:placeholder></text:p>
              <text:p text:style-name="MP55"><text:placeholder text:placeholder-type="text">&lt;/for&gt;</text:placeholder></text:p>
              <text:p text:style-name="MP56"><text:placeholder text:placeholder-type="text">&lt;/if&gt;</text:placeholder></text:p>
              <text:p text:style-name="MP56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02T21:18:14.857122231</dc:date>
    <meta:editing-duration>P1DT20H50M34S</meta:editing-duration>
    <meta:editing-cycles>360</meta:editing-cycles>
    <meta:generator>LibreOffice/4.2.8.2$Linux_X86_64 LibreOffice_project/420m0$Build-2</meta:generator>
    <meta:document-statistic meta:table-count="6" meta:image-count="0" meta:object-count="0" meta:page-count="1" meta:paragraph-count="88" meta:word-count="351" meta:character-count="2095" meta:non-whitespace-character-count="1996"/>
  </office:meta>
</office:document-meta>
</file>